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cing session counter: [inactive]</text:p>
      <text:p text:style-name="Standard"><text:s text:c="4"/>Trace path: /home/caoslabs/Betriebssysteme/Praktikum2</text:p>
      <text:p text:style-name="Standard"/>
      <text:p text:style-name="Standard">=== Domain: UST global ===</text:p>
      <text:p text:style-name="Standard"/>
      <text:p text:style-name="Standard">Buffer type: per UID</text:p>
      <text:p text:style-name="Standard"/>
      <text:p text:style-name="Standard">Channels:</text:p>
      <text:p text:style-name="Standard">-------------</text:p>
      <text:p text:style-name="Standard">- channel0: [enabled]</text:p>
      <text:p text:style-name="Standard"/>
      <text:p text:style-name="Standard"><text:s text:c="4"/>Attributes:</text:p>
      <text:p text:style-name="Standard"><text:s text:c="6"/>Event-loss mode: <text:s/>discard</text:p>
      <text:p text:style-name="Standard"><text:s text:c="6"/>Sub-buffer size: <text:s/>524288 bytes</text:p>
      <text:p text:style-name="Standard"><text:s text:c="6"/>Sub-buffer count: 4</text:p>
      <text:p text:style-name="Standard"><text:s text:c="6"/>Switch timer: <text:s text:c="4"/>inactive</text:p>
      <text:p text:style-name="Standard"><text:s text:c="6"/>Read timer: <text:s text:c="6"/>inactive</text:p>
      <text:p text:style-name="Standard"><text:s text:c="6"/>Monitor timer: <text:s text:c="3"/>1000000 µs</text:p>
      <text:p text:style-name="Standard"><text:s text:c="6"/>Blocking timeout: 0 µs</text:p>
      <text:p text:style-name="Standard"><text:s text:c="6"/>Trace file count: 1 per stream</text:p>
      <text:p text:style-name="Standard"><text:s text:c="6"/>Trace file size: <text:s/>unlimited</text:p>
      <text:p text:style-name="Standard"><text:s text:c="6"/>Output mode: <text:s text:c="5"/>mmap</text:p>
      <text:p text:style-name="Standard"/>
      <text:p text:style-name="Standard"><text:s text:c="4"/>Statistics:</text:p>
      <text:p text:style-name="Standard"><text:s text:c="6"/>Discarded events: 0</text:p>
      <text:p text:style-name="Standard"/>
      <text:p text:style-name="Standard"><text:s text:c="4"/>Event rules:</text:p>
      <text:p text:style-name="Standard"><text:s text:c="6"/>main:counter (type: tracepoint) [enabled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8T14:03:11.133469286</meta:creation-date>
    <dc:date>2020-05-08T14:04:11.018319051</dc:date>
    <meta:editing-duration>PT1M1S</meta:editing-duration>
    <meta:editing-cycles>1</meta:editing-cycles>
    <meta:document-statistic meta:table-count="0" meta:image-count="0" meta:object-count="0" meta:page-count="1" meta:paragraph-count="22" meta:word-count="69" meta:character-count="614" meta:non-whitespace-character-count="458"/>
    <meta:generator>LibreOffice/6.4.3.2$Linux_X86_64 LibreOffice_project/747b5d0ebf89f41c860ec2a39efd7cb15b54f2d8</meta:generator>
  </office:meta>
</office:document-meta>
</file>